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style:text-properties officeooo:paragraph-rsid="0023d39c"/>
    </style:style>
    <style:style style:name="P5" style:family="paragraph" style:parent-style-name="Standard">
      <style:text-properties officeooo:paragraph-rsid="0027122e"/>
    </style:style>
    <style:style style:name="T1" style:family="text">
      <style:text-properties officeooo:rsid="0020aa3e"/>
    </style:style>
    <style:style style:name="T2" style:family="text">
      <style:text-properties officeooo:rsid="00216b12"/>
    </style:style>
    <style:style style:name="T3" style:family="text">
      <style:text-properties officeooo:rsid="0022b6ec"/>
    </style:style>
    <style:style style:name="T4" style:family="text">
      <style:text-properties officeooo:rsid="0023d39c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3d39c" fo:background-color="#ffff00" loext:char-shading-value="0"/>
    </style:style>
    <style:style style:name="T7" style:family="text">
      <style:text-properties officeooo:rsid="0023d39c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aa3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I</text:span><text:span text:style-name="T9">nstrucciones</text:span>: </text:p>
      <text:p text:style-name="P4">Marque con <text:span text:style-name="T4">el </text:span><text:span text:style-name="T7">color amarillo</text:span><text:span text:style-name="T8"> </text:span>la opción que considere correcta. Solo una respuesta es correcta por pregunta. <text:span text:style-name="T4">Integra la fuente (URL de dónde averiguaste la respuesta) de la respuesta para que tus compañeros puedan cotejar </text:span></text:p>
      <text:p text:style-name="P5">¿Cuántos pines tiene un conector LPT de 9 pines?</text:p>
      <text:p text:style-name="P5">a) 4.</text:p>
      <text:p text:style-name="P5">b) 6.</text:p>
      <text:p text:style-name="P5">c) 9.</text:p>
      <text:p text:style-name="P5">d) 12.</text:p>
      <text:p text:style-name="P5"/>
      <text:p text:style-name="P5">¿Qué tipo de dispositivo suele utilizar un puerto COM de 9 pines?</text:p>
      <text:p text:style-name="P5">a) Impresoras.</text:p>
      <text:p text:style-name="P5">b) Monitores.</text:p>
      <text:p text:style-name="P5">c) Tarjetas de sonido.</text:p>
      <text:p text:style-name="P5">d) Cámaras digitales.</text:p>
      <text:p text:style-name="P5"/>
      <text:p text:style-name="P5">¿Cuál es la función principal de un conector IEEE 1394 de 6 pines?</text:p>
      <text:p text:style-name="P5">a) Alta velocidad de transferencia y conexión en cadena.</text:p>
      <text:p text:style-name="P5">b) Reversibilidad del conector.</text:p>
      <text:p text:style-name="P5">c) Conectar dispositivos de almacenamiento externo.</text:p>
      <text:p text:style-name="P5">d) Uso exclusivo en dispositivos Apple.</text:p>
      <text:p text:style-name="P5"/>
      <text:p text:style-name="P5">¿Cuántos pines tiene un conector Thunderbolt 4?</text:p>
      <text:p text:style-name="P5">a) 8.</text:p>
      <text:p text:style-name="P5">b) 16.</text:p>
      <text:p text:style-name="P5">c) 24.</text:p>
      <text:p text:style-name="P5">d) 32.</text:p>
      <text:p text:style-name="P5"/>
      <text:p text:style-name="P5">¿Qué tipo de dispositivo suele utilizar un conector PS/2 de 4 pines?</text:p>
      <text:p text:style-name="P5">a) Impresoras.</text:p>
      <text:p text:style-name="P5">b) Monitores.</text:p>
      <text:p text:style-name="P5">c) Teclados y ratones.</text:p>
      <text:p text:style-name="P5">d) Cámaras digitales.</text:p>
      <text:p text:style-name="P5"/>
      <text:p text:style-name="P5">¿Cuál es la función principal de un puerto COM en una computadora?</text:p>
      <text:p text:style-name="P5">a) Conectar dispositivos de red.</text:p>
      <text:p text:style-name="P5">b) Facilitar la carga de dispositivos móviles.</text:p>
      <text:p text:style-name="P5">c) Proporcionar comunicación serial con periféricos.</text:p>
      <text:p text:style-name="P5">d) Transmitir señales de video.</text:p>
      <text:p text:style-name="P5"/>
      <text:p text:style-name="P5">¿Cuántos pines tiene un conector LPT de 6 pines?</text:p>
      <text:p text:style-name="P5">a) 4.</text:p>
      <text:p text:style-name="P5">b) 6.</text:p>
      <text:p text:style-name="P5">c) 9.</text:p>
      <text:p text:style-name="P5">d) 12.</text:p>
      <text:p text:style-name="P5"/>
      <text:p text:style-name="P5">¿Qué tipo de dispositivo suele utilizar un conector IEEE 1394 de 4 pines?</text:p>
      <text:p text:style-name="P5"><text:soft-page-break/>a) Impresoras.</text:p>
      <text:p text:style-name="P5">b) Discos duros externos.</text:p>
      <text:p text:style-name="P5">c) Teclados y ratones.</text:p>
      <text:p text:style-name="P5">d) Monitores.</text:p>
      <text:p text:style-name="P5"/>
      <text:p text:style-name="P5">¿Cuál es la función principal de un conector Thunderbolt en una computadora?</text:p>
      <text:p text:style-name="P5">a) Conectar dispositivos de red.</text:p>
      <text:p text:style-name="P5">b) Transmitir señales de audio de alta calidad.</text:p>
      <text:p text:style-name="P5">c) Alta velocidad de transferencia y conexión en cadena.</text:p>
      <text:p text:style-name="P5">d) Proporcionar energía para la carga de dispositivos móviles.</text:p>
      <text:p text:style-name="P5"/>
      <text:p text:style-name="P5"/>
      <text:p text:style-name="P5">¿Cuál de los siguientes conectores es analógico y se utiliza comúnmente para la conexión de monitores y proyectores?</text:p>
      <text:p text:style-name="P5">a) HDMI.</text:p>
      <text:p text:style-name="P5">b) DisplayPort.</text:p>
      <text:p text:style-name="P5">c) USB-C.</text:p>
      <text:p text:style-name="P5">d) VGA.</text:p>
      <text:p text:style-name="P5"/>
      <text:p text:style-name="P5">¿Cuántos pines tiene un conector VGA estándar?</text:p>
      <text:p text:style-name="P5">a) 15.</text:p>
      <text:p text:style-name="P5">b) 9.</text:p>
      <text:p text:style-name="P5">c) 24.</text:p>
      <text:p text:style-name="P5">d) 19.</text:p>
      <text:p text:style-name="P5"/>
      <text:p text:style-name="P5">¿Cuál de los siguientes conectores es digital y se utiliza para transmitir audio y video de alta calidad?</text:p>
      <text:p text:style-name="P5">a) USB-C.</text:p>
      <text:p text:style-name="P5">b) VGA.</text:p>
      <text:p text:style-name="P5">c) HDMI.</text:p>
      <text:p text:style-name="P5">d) DisplayPort.</text:p>
      <text:p text:style-name="P5"/>
      <text:p text:style-name="P5">¿Cuál es la principal ventaja del conector HDMI sobre el VGA?</text:p>
      <text:p text:style-name="P5">a) Mayor velocidad de transferencia.</text:p>
      <text:p text:style-name="P5">b) Reversibilidad del conector.</text:p>
      <text:p text:style-name="P5">c) Transmite audio y video digital.</text:p>
      <text:p text:style-name="P5">d) Mayor resistencia física.</text:p>
      <text:p text:style-name="P5"/>
      <text:p text:style-name="P5">¿Cuántos pines tiene un conector HDMI estándar?</text:p>
      <text:p text:style-name="P5">a) 15.</text:p>
      <text:p text:style-name="P5">b) 19.</text:p>
      <text:p text:style-name="P5">c) 24.</text:p>
      <text:p text:style-name="P5">d) 32.</text:p>
      <text:p text:style-name="P5"/>
      <text:p text:style-name="P5">¿Qué tipo de señal transmite el conector DisplayPort?</text:p>
      <text:p text:style-name="P5">a) Solo audio.</text:p>
      <text:p text:style-name="P5">b) Solo video.</text:p>
      <text:p text:style-name="P5"><text:soft-page-break/>c) Audio y video.</text:p>
      <text:p text:style-name="P5">d) Datos de almacenamiento.</text:p>
      <text:p text:style-name="P5"/>
      <text:p text:style-name="P5">¿Cuántos pines tiene un conector DisplayPort estándar?</text:p>
      <text:p text:style-name="P5">a) 15.</text:p>
      <text:p text:style-name="P5">b) 19.</text:p>
      <text:p text:style-name="P5">c) 20.</text:p>
      <text:p text:style-name="P5">d) 24.</text:p>
      <text:p text:style-name="P5"/>
      <text:p text:style-name="P5">¿Cuál de los siguientes conectores es reversible y se utiliza para la transmisión de datos, energía, audio y video?</text:p>
      <text:p text:style-name="P5">a) DisplayPort.</text:p>
      <text:p text:style-name="P5">b) USB-C.</text:p>
      <text:p text:style-name="P5">c) HDMI.</text:p>
      <text:p text:style-name="P5">d) VGA.</text:p>
      <text:p text:style-name="P5"/>
      <text:p text:style-name="P5">¿Cuántos pines tiene un conector USB-C estándar?</text:p>
      <text:p text:style-name="P5">a) 15.</text:p>
      <text:p text:style-name="P5">b) 19.</text:p>
      <text:p text:style-name="P5">c) 24.</text:p>
      <text:p text:style-name="P5">d) 32.</text:p>
      <text:p text:style-name="P5"/>
      <text:p text:style-name="P5">¿Cuál es la principal ventaja del conector DisplayPort sobre el HDMI?</text:p>
      <text:p text:style-name="P5">a) Mayor velocidad de transferencia.</text:p>
      <text:p text:style-name="P5">b) Reversibilidad del conector.</text:p>
      <text:p text:style-name="P5">c) Transmite audio y video digital.</text:p>
      <text:p text:style-name="P5">d) Mayor resistencia física.</text:p>
      <text:p text:style-name="P5"/>
      <text:p text:style-name="P5">¿Cuántos pines tiene un conector VGA de 9 pines?</text:p>
      <text:p text:style-name="P5">a) 9.</text:p>
      <text:p text:style-name="P5">b) 15.</text:p>
      <text:p text:style-name="P5">c) 24.</text:p>
      <text:p text:style-name="P5">d) 19.</text:p>
      <text:p text:style-name="P5"/>
      <text:p text:style-name="P5">¿Cuál de los siguientes conectores es conocido por su capacidad para admitir múltiples monitores mediante una sola conexión?</text:p>
      <text:p text:style-name="P5">a) HDMI.</text:p>
      <text:p text:style-name="P5">b) DisplayPort.</text:p>
      <text:p text:style-name="P5">c) USB-C.</text:p>
      <text:p text:style-name="P5">d) VGA.</text:p>
      <text:p text:style-name="P5"/>
      <text:p text:style-name="P5">¿Cuántos pines tiene un conector HDMI Mini?</text:p>
      <text:p text:style-name="P5">a) 15.</text:p>
      <text:p text:style-name="P5">b) 19.</text:p>
      <text:p text:style-name="P5">c) 24.</text:p>
      <text:p text:style-name="P5">d) 32.</text:p>
      <text:p text:style-name="P5"/>
      <text:p text:style-name="P5"><text:soft-page-break/>¿Qué tipo de señal transmite el conector HDMI?</text:p>
      <text:p text:style-name="P5">a) Solo audio.</text:p>
      <text:p text:style-name="P5">b) Solo video.</text:p>
      <text:p text:style-name="P5">c) Audio y video.</text:p>
      <text:p text:style-name="P5">d) Datos de almacenamiento.</text:p>
      <text:p text:style-name="P5"/>
      <text:p text:style-name="P5">¿Cuántos pines tiene un conector DisplayPort de 20 pines?</text:p>
      <text:p text:style-name="P5">a) 15.</text:p>
      <text:p text:style-name="P5">b) 19.</text:p>
      <text:p text:style-name="P5">c) 20.</text:p>
      <text:p text:style-name="P5">d) 24.</text:p>
      <text:p text:style-name="P5"/>
      <text:p text:style-name="P5">¿Cuál es la principal ventaja del conector VGA sobre el HDMI?</text:p>
      <text:p text:style-name="P5">a) Mayor velocidad de transferencia.</text:p>
      <text:p text:style-name="P5">b) Reversibilidad del conector.</text:p>
      <text:p text:style-name="P5">c) Transmite audio y video digital.</text:p>
      <text:p text:style-name="P5">d) Mayor resistencia física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3</text:page-number><text:s/>/ <text:page-count>4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5:45:19.105657287</meta:creation-date>
    <dc:date>2024-01-11T19:26:19.897978504</dc:date>
    <meta:editing-duration>PT7H23M52S</meta:editing-duration>
    <meta:editing-cycles>14</meta:editing-cycles>
    <meta:generator>LibreOffice/7.6.2.1$Linux_X86_64 LibreOffice_project/56f7684011345957bbf33a7ee678afaf4d2ba333</meta:generator>
    <meta:document-statistic meta:table-count="0" meta:image-count="0" meta:object-count="0" meta:page-count="4" meta:paragraph-count="130" meta:word-count="634" meta:character-count="3622" meta:non-whitespace-character-count="3116"/>
  </office:meta>
</office:document-meta>
</file>